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zipf</text:p>
          </table:table-cell>
          <table:table-cell office:value-type="string" calcext:value-type="string">
            <text:p>缓存大小</text:p>
          </table:table-cell>
          <table:table-cell office:value-type="string" calcext:value-type="string">
            <text:p>请求速率</text:p>
          </table:table-cell>
          <table:table-cell office:value-type="string" calcext:value-type="string">
            <text:p>更新间隔时间</text:p>
          </table:table-cell>
          <table:table-cell office:value-type="string" calcext:value-type="string">
            <text:p>服务器负载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76.05" calcext:value-type="float">
            <text:p>476.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39.2" calcext:value-type="float">
            <text:p>539.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39.866666666667" calcext:value-type="float">
            <text:p>439.86666666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402.883333333333" calcext:value-type="float">
            <text:p>402.88333333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90.133333333333" calcext:value-type="float">
            <text:p>390.13333333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387.866666666667" calcext:value-type="float">
            <text:p>387.86666666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371.233333333333" calcext:value-type="float">
            <text:p>371.23333333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371.216666666667" calcext:value-type="float">
            <text:p>371.21666666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54.816666666667" calcext:value-type="float">
            <text:p>354.8166666667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38.766666666667" calcext:value-type="float">
            <text:p>238.7666666667</text:p>
          </table:table-cell>
          <table:table-cell office:value-type="float" office:value="260.5" calcext:value-type="float">
            <text:p>260.5</text:p>
          </table:table-cell>
          <table:table-cell table:number-columns-repeated="2"/>
          <table:table-cell table:formula="of:=([.F13]-[.G13])/[.F13]" office:value-type="float" office:value="-0.0910233142538042" calcext:value-type="float">
            <text:p>-0.0910233143</text:p>
          </table:table-cell>
          <table:table-cell table:formula="of:=([.F13]-[.F24])/[.F13]" office:value-type="float" office:value="-0.452882870305738" calcext:value-type="float">
            <text:p>-0.4528828703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76.05" calcext:value-type="float">
            <text:p>476.05</text:p>
          </table:table-cell>
          <table:table-cell office:value-type="float" office:value="439.866666666667" calcext:value-type="float">
            <text:p>439.8666666667</text:p>
          </table:table-cell>
          <table:table-cell table:number-columns-repeated="2"/>
          <table:table-cell table:formula="of:=([.F14]-[.G14])/[.F14]" office:value-type="float" office:value="0.0760074221895459" calcext:value-type="float">
            <text:p>0.0760074222</text:p>
          </table:table-cell>
          <table:table-cell table:formula="of:=([.F14]-[.F25])/[.F14]" office:value-type="float" office:value="-0.132654132969226" calcext:value-type="float">
            <text:p>-0.132654133</text:p>
          </table:table-cell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714.5" calcext:value-type="float">
            <text:p>714.5</text:p>
          </table:table-cell>
          <table:table-cell office:value-type="float" office:value="605.5" calcext:value-type="float">
            <text:p>605.5</text:p>
          </table:table-cell>
          <table:table-cell table:number-columns-repeated="2"/>
          <table:table-cell table:formula="of:=([.F15]-[.G15])/[.F15]" office:value-type="float" office:value="0.152554233729881" calcext:value-type="float">
            <text:p>0.1525542337</text:p>
          </table:table-cell>
          <table:table-cell table:formula="of:=([.F15]-[.F26])/[.F15]" office:value-type="float" office:value="0.0135526008864007" calcext:value-type="float">
            <text:p>0.0135526009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952.316666666667" calcext:value-type="float">
            <text:p>952.3166666667</text:p>
          </table:table-cell>
          <table:table-cell office:value-type="float" office:value="772.183333333333" calcext:value-type="float">
            <text:p>772.1833333333</text:p>
          </table:table-cell>
          <table:table-cell table:number-columns-repeated="2"/>
          <table:table-cell table:formula="of:=([.F16]-[.G16])/[.F16]" office:value-type="float" office:value="0.189152767811827" calcext:value-type="float">
            <text:p>0.1891527678</text:p>
          </table:table-cell>
          <table:table-cell table:formula="of:=([.F16]-[.F27])/[.F16]" office:value-type="float" office:value="0.0797178809569647" calcext:value-type="float">
            <text:p>0.079717881</text:p>
          </table:table-cell>
        </table:table-row>
        <table:table-row table:style-name="ro1"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188.91666666667" calcext:value-type="float">
            <text:p>1188.9166666667</text:p>
          </table:table-cell>
          <table:table-cell office:value-type="float" office:value="934.85" calcext:value-type="float">
            <text:p>934.85</text:p>
          </table:table-cell>
          <table:table-cell table:number-columns-repeated="2"/>
          <table:table-cell table:formula="of:=([.F17]-[.G17])/[.F17]" office:value-type="float" office:value="0.213695941683606" calcext:value-type="float">
            <text:p>0.2136959417</text:p>
          </table:table-cell>
          <table:table-cell table:formula="of:=([.F17]-[.F28])/[.F17]" office:value-type="float" office:value="0.127721314922549" calcext:value-type="float">
            <text:p>0.1277213149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411.68333333333" calcext:value-type="float">
            <text:p>1411.6833333333</text:p>
          </table:table-cell>
          <table:table-cell office:value-type="float" office:value="1094.4" calcext:value-type="float">
            <text:p>1094.4</text:p>
          </table:table-cell>
          <table:table-cell table:number-columns-repeated="2"/>
          <table:table-cell table:formula="of:=([.F18]-[.G18])/[.F18]" office:value-type="float" office:value="0.224755315757783" calcext:value-type="float">
            <text:p>0.2247553158</text:p>
          </table:table-cell>
          <table:table-cell table:formula="of:=([.F18]-[.F29])/[.F18]" office:value-type="float" office:value="0.155429097649378" calcext:value-type="float">
            <text:p>0.1554290976</text:p>
          </table:table-cell>
        </table:table-row>
        <table:table-row table:style-name="ro1">
          <table:table-cell table:number-columns-repeated="3"/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1648.43333333333" calcext:value-type="float">
            <text:p>1648.4333333333</text:p>
          </table:table-cell>
          <table:table-cell office:value-type="float" office:value="1261.75" calcext:value-type="float">
            <text:p>1261.75</text:p>
          </table:table-cell>
          <table:table-cell table:number-columns-repeated="2"/>
          <table:table-cell table:formula="of:=([.F19]-[.G19])/[.F19]" office:value-type="float" office:value="0.23457626433179" calcext:value-type="float">
            <text:p>0.2345762643</text:p>
          </table:table-cell>
          <table:table-cell table:formula="of:=([.F19]-[.F30])/[.F19]" office:value-type="float" office:value="0.173558732533921" calcext:value-type="float">
            <text:p>0.1735587325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847.21666666667" calcext:value-type="float">
            <text:p>1847.2166666667</text:p>
          </table:table-cell>
          <table:table-cell office:value-type="float" office:value="1419.93333333333" calcext:value-type="float">
            <text:p>1419.9333333333</text:p>
          </table:table-cell>
          <table:table-cell table:number-columns-repeated="2"/>
          <table:table-cell table:formula="of:=([.F20]-[.G20])/[.F20]" office:value-type="float" office:value="0.231311973870598" calcext:value-type="float">
            <text:p>0.2313119739</text:p>
          </table:table-cell>
          <table:table-cell table:formula="of:=([.F20]-[.F31])/[.F20]" office:value-type="float" office:value="0.187381014679743" calcext:value-type="float">
            <text:p>0.1873810147</text:p>
          </table:table-cell>
        </table:table-row>
        <table:table-row table:style-name="ro1">
          <table:table-cell table:number-columns-repeated="3"/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2008.06666666667" calcext:value-type="float">
            <text:p>2008.0666666667</text:p>
          </table:table-cell>
          <table:table-cell office:value-type="float" office:value="1566.08333333333" calcext:value-type="float">
            <text:p>1566.0833333333</text:p>
          </table:table-cell>
          <table:table-cell table:number-columns-repeated="2"/>
          <table:table-cell table:formula="of:=([.F21]-[.G21])/[.F21]" office:value-type="float" office:value="0.220103914212676" calcext:value-type="float">
            <text:p>0.2201039142</text:p>
          </table:table-cell>
          <table:table-cell table:formula="of:=([.F21]-[.F32])/[.F21]" office:value-type="float" office:value="0.17039606918761" calcext:value-type="float">
            <text:p>0.1703960692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118.16666666667" calcext:value-type="float">
            <text:p>2118.1666666667</text:p>
          </table:table-cell>
          <table:table-cell office:value-type="float" office:value="1705.85" calcext:value-type="float">
            <text:p>1705.85</text:p>
          </table:table-cell>
          <table:table-cell table:number-columns-repeated="2"/>
          <table:table-cell table:formula="of:=([.F22]-[.G22])/[.F22]" office:value-type="float" office:value="0.19465732945157" calcext:value-type="float">
            <text:p>0.1946573295</text:p>
          </table:table-cell>
          <table:table-cell table:formula="of:=([.F22]-[.F33])/[.F22]" office:value-type="float" office:value="0.153450310803368" calcext:value-type="float">
            <text:p>0.153450310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46.9" calcext:value-type="float">
            <text:p>346.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39.2" calcext:value-type="float">
            <text:p>539.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704.816666666667" calcext:value-type="float">
            <text:p>704.816666666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876.4" calcext:value-type="float">
            <text:p>876.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1037.06666666667" calcext:value-type="float">
            <text:p>1037.066666666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1192.26666666667" calcext:value-type="float">
            <text:p>1192.266666666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office:value-type="float" office:value="1362.33333333333" calcext:value-type="float">
            <text:p>1362.333333333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1.08333333333" calcext:value-type="float">
            <text:p>1501.083333333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50" calcext:value-type="float">
            <text:p>450</text:p>
          </table:table-cell>
          <table:table-cell office:value-type="float" office:value="5" calcext:value-type="float">
            <text:p>5</text:p>
          </table:table-cell>
          <table:table-cell office:value-type="float" office:value="1665.9" calcext:value-type="float">
            <text:p>1665.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1793.13333333333" calcext:value-type="float">
            <text:p>1793.1333333333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60.5" calcext:value-type="float">
            <text:p>260.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39.866666666667" calcext:value-type="float">
            <text:p>439.866666666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605.5" calcext:value-type="float">
            <text:p>605.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772.183333333333" calcext:value-type="float">
            <text:p>772.183333333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934.85" calcext:value-type="float">
            <text:p>934.8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094.4" calcext:value-type="float">
            <text:p>1094.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261.75" calcext:value-type="float">
            <text:p>1261.7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1419.93333333333" calcext:value-type="float">
            <text:p>1419.933333333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50" calcext:value-type="float">
            <text:p>450</text:p>
          </table:table-cell>
          <table:table-cell office:value-type="float" office:value="10" calcext:value-type="float">
            <text:p>10</text:p>
          </table:table-cell>
          <table:table-cell office:value-type="float" office:value="1566.08333333333" calcext:value-type="float">
            <text:p>1566.083333333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705.85" calcext:value-type="float">
            <text:p>1705.8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1">0000/00/00</text:date>, <text:time style:data-style-name="N2" text:time-value="16:07:45.378985069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1:56:13.465466541</meta:creation-date>
    <dc:date>2019-04-11T22:49:07.106812004</dc:date>
    <meta:editing-duration>PT5H3M28S</meta:editing-duration>
    <meta:editing-cycles>24</meta:editing-cycles>
    <meta:generator>LibreOffice/5.1.6.2$Linux_X86_64 LibreOffice_project/10m0$Build-2</meta:generator>
    <meta:document-statistic meta:table-count="1" meta:cell-count="170" meta:object-count="0"/>
  </office:meta>
</office:document-meta>
</file>